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officeooo:paragraph-rsid="0006292d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6292d" officeooo:paragraph-rsid="000dcdb3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058f5" officeooo:paragraph-rsid="000918cd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058f5" officeooo:paragraph-rsid="000a7d8d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bebf4" officeooo:paragraph-rsid="000bebf4" style:font-size-asian="12pt" style:font-weight-asian="bold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bebf4" officeooo:paragraph-rsid="000dcdb3" style:font-size-asian="12pt" style:font-weight-asian="bold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4cbe0" officeooo:paragraph-rsid="000dcfe8" style:font-size-asian="12pt" style:font-weight-asian="bold" style:font-name-complex="Arial" style:font-size-complex="12pt"/>
    </style:style>
    <style:style style:name="P1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eb612" officeooo:paragraph-rsid="000eb612" style:font-size-asian="12pt" style:font-weight-asian="bold" style:font-name-complex="Arial" style:font-size-complex="12pt"/>
    </style:style>
    <style:style style:name="P1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d35c5" officeooo:paragraph-rsid="000eb612" style:font-size-asian="12pt" style:font-weight-asian="bold" style:font-name-complex="Arial" style:font-size-complex="12pt"/>
    </style:style>
    <style:style style:name="P1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f15fc" officeooo:paragraph-rsid="000f15fc" style:font-size-asian="12pt" style:font-weight-asian="bold" style:font-name-complex="Arial" style:font-size-complex="12pt"/>
    </style:style>
    <style:style style:name="P1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dcfe8" officeooo:paragraph-rsid="000dcfe8" style:font-size-asian="12pt" style:font-weight-asian="bold" style:font-name-complex="Arial" style:font-size-complex="12pt"/>
    </style:style>
    <style:style style:name="P1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dcfe8" officeooo:paragraph-rsid="000dcfe8" style:font-size-asian="12pt" style:font-weight-asian="bold" style:font-name-complex="Arial" style:font-size-complex="12pt" style:font-weight-complex="bold"/>
    </style:style>
    <style:style style:name="P1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eb612" officeooo:paragraph-rsid="000eb612" style:font-size-asian="12pt" style:font-weight-asian="bold" style:font-name-complex="Arial" style:font-size-complex="12pt"/>
    </style:style>
    <style:style style:name="P1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f15fc" officeooo:paragraph-rsid="000f15fc" style:font-size-asian="12pt" style:font-weight-asian="bold" style:font-name-complex="Arial" style:font-size-complex="12pt"/>
    </style:style>
    <style:style style:name="P1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1058f5" officeooo:paragraph-rsid="000918cd" style:font-size-asian="12pt" style:font-weight-asian="bold" style:font-name-complex="Arial" style:font-size-complex="12pt"/>
    </style:style>
    <style:style style:name="P2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0f15fc" officeooo:paragraph-rsid="000f15fc" style:font-size-asian="12pt" style:font-weight-asian="bold" style:font-name-complex="Arial" style:font-size-complex="12pt"/>
    </style:style>
    <style:style style:name="P2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fo:color="#c9211e" loext:opacity="100%" style:font-name="Arial" fo:font-size="12pt" fo:font-weight="bold" officeooo:rsid="000bebf4" officeooo:paragraph-rsid="000dcdb3" style:font-size-asian="12pt" style:font-weight-asian="bold" style:font-name-complex="Arial" style:font-size-complex="12pt"/>
    </style:style>
    <style:style style:name="P2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fo:color="#127622" loext:opacity="100%" style:font-name="Arial" fo:font-size="12pt" fo:font-weight="bold" officeooo:rsid="000bebf4" officeooo:paragraph-rsid="000dcdb3" style:font-size-asian="12pt" style:font-weight-asian="bold" style:font-name-complex="Arial" style:font-size-complex="12pt"/>
    </style:style>
    <style:style style:name="P2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1" fo:font-size="12pt" style:text-underline-style="solid" style:text-underline-width="auto" style:text-underline-color="font-color" fo:font-weight="bold" officeooo:rsid="001d35c5" officeooo:paragraph-rsid="000eb612" style:font-size-asian="12pt" style:font-weight-asian="bold" style:font-name-complex="Arial" style:font-size-complex="12pt"/>
    </style:style>
    <style:style style:name="P2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Arial" fo:font-size="12pt" style:text-underline-style="none" fo:font-weight="bold" officeooo:rsid="000f15fc" officeooo:paragraph-rsid="000f15fc" style:font-size-asian="12pt" style:font-weight-asian="bold" style:font-name-complex="Arial" style:font-size-complex="12pt"/>
    </style:style>
    <style:style style:name="P25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6292d" officeooo:paragraph-rsid="0006292d" style:font-size-asian="12pt" style:font-weight-asian="bold" style:font-name-complex="Arial" style:font-size-complex="12pt"/>
    </style:style>
    <style:style style:name="P26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1058f5" officeooo:paragraph-rsid="000918cd" style:font-size-asian="12pt" style:font-weight-asian="bold" style:font-name-complex="Arial" style:font-size-complex="12pt"/>
    </style:style>
    <style:style style:name="P2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Arial" fo:font-size="12pt" style:text-underline-style="none" fo:font-weight="bold" officeooo:rsid="000f15fc" officeooo:paragraph-rsid="000f15fc" style:font-size-asian="12pt" style:font-weight-asian="bold" style:font-name-complex="Arial" style:font-size-complex="12pt"/>
    </style:style>
    <style:style style:name="T1" style:family="text">
      <style:text-properties officeooo:rsid="00068400"/>
    </style:style>
    <style:style style:name="T2" style:family="text">
      <style:text-properties style:font-name="Arial Black1" style:text-underline-style="solid" style:text-underline-width="auto" style:text-underline-color="font-color"/>
    </style:style>
    <style:style style:name="T3" style:family="text">
      <style:text-properties style:font-name="Arial Black1" style:text-underline-style="solid" style:text-underline-width="auto" style:text-underline-color="font-color" officeooo:rsid="0007e6e0"/>
    </style:style>
    <style:style style:name="T4" style:family="text">
      <style:text-properties style:font-name="Arial Black" style:text-underline-style="solid" style:text-underline-width="auto" style:text-underline-color="font-color"/>
    </style:style>
    <style:style style:name="T5" style:family="text">
      <style:text-properties fo:color="#c9211e" loext:opacity="100%"/>
    </style:style>
    <style:style style:name="T6" style:family="text">
      <style:text-properties fo:color="#b85c00" loext:opacity="100%"/>
    </style:style>
    <style:style style:name="T7" style:family="text">
      <style:text-properties fo:color="#e6e905" loext:opacity="100%"/>
    </style:style>
    <style:style style:name="T8" style:family="text">
      <style:text-properties fo:color="#127622" loext:opacity="100%"/>
    </style:style>
    <style:style style:name="T9" style:family="text">
      <style:text-properties fo:color="#355269" loext:opacity="100%"/>
    </style:style>
    <style:style style:name="T10" style:family="text">
      <style:text-properties fo:color="#800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Eaves <text:span text:style-name="T2">C9.</text:span><text:span text:style-name="T3">4</text:span></text:p>
            <text:p text:style-name="P5">Chase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2">3.4</text:span></text:p>
            <text:p text:style-name="P5">Center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Falling</text:p>
            <text:p text:style-name="P15"><text:s/>Do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Eaves <text:span text:style-name="T2">C9.4</text:span></text:p>
            <text:p text:style-name="P5">Chase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2">3.4</text:span></text:p>
            <text:p text:style-name="P5">Center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15">Falling</text:p>
            <text:p text:style-name="P15"><text:s/>Do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Eaves <text:span text:style-name="T2">C9.4</text:span></text:p>
            <text:p text:style-name="P5">Chase <text:span text:style-name="T1">Wht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2">3.4</text:span></text:p>
            <text:p text:style-name="P5">Center <text:span text:style-name="T1">Wht</text:span>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3">Big Nick</text:p>
            <text:p text:style-name="P23">Inside Wht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Eaves <text:span text:style-name="T2">C9.4</text:span></text:p>
            <text:p text:style-name="P5">Chase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2">3.4</text:span></text:p>
            <text:p text:style-name="P5">Center <text:span text:style-name="T1">Wht</text:span>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Big Nick</text:p>
            <text:p text:style-name="P23">Inside Wht</text:p>
          </table:table-cell>
        </table:table-row>
        <table:table-row table:style-name="Table1.1">
          <table:table-cell table:style-name="Table1.A1" office:value-type="string">
            <text:p text:style-name="P26">Eave Pixels <text:span text:style-name="T2">1</text:span></text:p>
            <text:p text:style-name="P7">Lef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Eave Pixels <text:span text:style-name="T2">3</text:span></text:p>
            <text:p text:style-name="P8">Right Dia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15">Spaghetti</text:p>
            <text:p text:style-name="P15">Mons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26">Eave Pixels <text:span text:style-name="T2">1</text:span></text:p>
            <text:p text:style-name="P7">Lef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Eave Pixels <text:span text:style-name="T2">3</text:span></text:p>
            <text:p text:style-name="P8">Right Dia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15">Spaghetti</text:p>
            <text:p text:style-name="P16">Mons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Eave Pixels <text:span text:style-name="T2">2</text:span></text:p>
            <text:p text:style-name="P7">Left Diag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Eave Pixels <text:span text:style-name="T2">4</text:span></text:p>
            <text:p text:style-name="P8">Right Horiz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8">Diffraction</text:p>
            <text:p text:style-name="P18">Snowflakes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Eave Pixels <text:span text:style-name="T2">2</text:span></text:p>
            <text:p text:style-name="P7">Left Dia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Eave Pixels <text:span text:style-name="T2">4</text:span></text:p>
            <text:p text:style-name="P8">Right Horiz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Diffraction</text:p>
            <text:p text:style-name="P18">Snowflakes</text:p>
          </table:table-cell>
        </table:table-row>
        <table:table-row table:style-name="Table1.1">
          <table:table-cell table:style-name="Table1.A1" office:value-type="string">
            <text:p text:style-name="P19">Eave Pixels <text:span text:style-name="T2">2 &amp; 3</text:span></text:p>
            <text:p text:style-name="P7">Diag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Eave Pixels <text:span text:style-name="T2">4</text:span></text:p>
            <text:p text:style-name="P7">R Horiz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17">Snow Lak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/>
          </table:table-cell>
        </table:table-row>
        <table:table-row table:style-name="Table1.2">
          <table:table-cell table:style-name="Table1.A1" table:number-rows-spanned="2" office:value-type="string">
            <text:p text:style-name="P19">Eave Pixels <text:span text:style-name="T2">2 &amp; 3</text:span></text:p>
            <text:p text:style-name="P7">Diag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Eave Pixels <text:span text:style-name="T2">4</text:span></text:p>
            <text:p text:style-name="P7">R Horiz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17">Snow Lak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Eave Pixels <text:span text:style-name="T2">1</text:span></text:p>
            <text:p text:style-name="P7">L Horiz Pwr Inj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Bushes <text:span text:style-name="T2">4.4</text:span></text:p>
            <text:p text:style-name="P9">Driveway Wht</text:p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8">Diffraction</text:p>
            <text:p text:style-name="P24">Snowflakes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Eave Pixels <text:span text:style-name="T2">1</text:span></text:p>
            <text:p text:style-name="P7">L Horiz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Bushes <text:span text:style-name="T2">4.4</text:span></text:p>
            <text:p text:style-name="P9">Driveway Wht</text:p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Diffraction</text:p>
            <text:p text:style-name="P24">Snowflakes</text:p>
          </table:table-cell>
        </table:table-row>
        <table:table-row table:style-name="Table1.1">
          <table:table-cell table:style-name="Table1.A1" office:value-type="string">
            <text:p text:style-name="P21">Big Festive</text:p>
            <text:p text:style-name="P21">Wreath <text:span text:style-name="T2">Re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Bushes <text:span text:style-name="T2">2.4</text:span></text:p>
            <text:p text:style-name="P6">Left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12">UFOs <text:span text:style-name="T4">1</text:span></text:p>
            <text:p text:style-name="P12">Lef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21">Big Festive</text:p>
            <text:p text:style-name="P21">Wreath <text:span text:style-name="T2">Red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Bushes <text:span text:style-name="T2">2.4</text:span></text:p>
            <text:p text:style-name="P6">Left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12">UFOs <text:span text:style-name="T4">1</text:span></text:p>
            <text:p text:style-name="P12">Lef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Bushes <text:span text:style-name="T2">5.4</text:span></text:p>
            <text:p text:style-name="P6">Right <text:span text:style-name="T1">Wht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0">Bushes <text:span text:style-name="T2">4.4</text:span></text:p>
            <text:p text:style-name="P10">Driveway Wht</text:p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8">Diffraction</text:p>
            <text:p text:style-name="P24">Snowflakes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Bushes <text:span text:style-name="T2">5.4</text:span></text:p>
            <text:p text:style-name="P6">Right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>Bushes <text:span text:style-name="T2">4.4</text:span></text:p>
            <text:p text:style-name="P10">Driveway Wht</text:p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Diffraction</text:p>
            <text:p text:style-name="P24">Snowflakes</text:p>
          </table:table-cell>
        </table:table-row>
        <table:table-row table:style-name="Table1.1">
          <table:table-cell table:style-name="Table1.A1" office:value-type="string">
            <text:p text:style-name="P22">Big Festive</text:p>
            <text:p text:style-name="P22">Wreath <text:span text:style-name="T2">Grn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Bushes <text:span text:style-name="T2">2.4</text:span></text:p>
            <text:p text:style-name="P6">Left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12">UFOs <text:span text:style-name="T4">1</text:span></text:p>
            <text:p text:style-name="P12">Lef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22">Big Festive</text:p>
            <text:p text:style-name="P22">Wreath <text:span text:style-name="T2">Grn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Bushes <text:span text:style-name="T2">2.4</text:span></text:p>
            <text:p text:style-name="P6">Left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12">UFOs <text:span text:style-name="T4">1</text:span></text:p>
            <text:p text:style-name="P12">Lef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Bushes <text:span text:style-name="T2">5.4</text:span></text:p>
            <text:p text:style-name="P6">Right <text:span text:style-name="T1">Wht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Snowfall</text:p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20"><text:span text:style-name="T5">Infl</text:span><text:span text:style-name="T6">ata</text:span><text:span text:style-name="T7">ble</text:span> <text:span text:style-name="T8">Rai</text:span><text:span text:style-name="T9">n</text:span><text:span text:style-name="T10">bow</text:span></text:p>
            <text:p text:style-name="P14"><text:s/><text:span text:style-name="T5">T</text:span><text:span text:style-name="T6">re</text:span><text:span text:style-name="T7">e</text:span> <text:span text:style-name="T8">Li</text:span><text:span text:style-name="T9">g</text:span><text:span text:style-name="T10">ht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Bushes <text:span text:style-name="T2">5.4</text:span></text:p>
            <text:p text:style-name="P6">Right <text:span text:style-name="T1">W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Snowfall</text:p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0"><text:span text:style-name="T5">Infl</text:span><text:span text:style-name="T6">ata</text:span><text:span text:style-name="T7">ble</text:span> <text:span text:style-name="T8">Rai</text:span><text:span text:style-name="T9">n</text:span><text:span text:style-name="T10">bow</text:span></text:p>
            <text:p text:style-name="P14"><text:s/><text:span text:style-name="T5">T</text:span><text:span text:style-name="T6">re</text:span><text:span text:style-name="T7">e</text:span> <text:span text:style-name="T8">Li</text:span><text:span text:style-name="T9">g</text:span><text:span text:style-name="T10">ht</text:span>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45:44.124000000</dc:date>
    <meta:editing-cycles>10</meta:editing-cycles>
    <meta:editing-duration>PT2H2M14S</meta:editing-duration>
    <meta:print-date>2021-01-15T11:45:00.638000000</meta:print-date>
    <meta:document-statistic meta:table-count="1" meta:image-count="0" meta:object-count="0" meta:page-count="2" meta:paragraph-count="116" meta:word-count="234" meta:character-count="1180" meta:non-whitespace-character-count="1058"/>
    <meta:template xlink:type="simple" xlink:actuate="onRequest" xlink:title="" xlink:href="../../../Templates/Mr.%20Label%20MR183%20Cable%20Flags.odt/Normal"/>
  </office:meta>
</office:document-meta>
</file>